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28" style:family="paragraph" style:parent-style-name="Text_20_body" style:list-style-name="L96">
      <style:text-properties style:font-name="Arial" fo:font-size="13pt" style:font-name-asian="Arimo" style:font-size-asian="13pt" style:font-size-complex="13pt"/>
    </style:style>
    <style:style style:name="P129" style:family="paragraph" style:parent-style-name="Text_20_body">
      <style:text-properties style:font-name="ＭＳ Ｐゴシック" style:font-name-asian="ＭＳ Ｐゴシック"/>
    </style:style>
    <style:style style:name="P130" style:family="paragraph" style:parent-style-name="Text_20_body" style:list-style-name="L9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1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37" style:family="paragraph" style:parent-style-name="Standard" style:list-style-name="L96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3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9">1</text:p>
          </table:table-cell>
          <table:table-cell table:style-name="表32.B1" office:value-type="string">
            <text:p text:style-name="P9">現場</text:p>
          </table:table-cell>
          <table:table-cell table:style-name="表32.C1" office:value-type="string">
            <text:p text:style-name="P10">ガーラ横浜大口Ⅱ</text:p>
          </table:table-cell>
        </table:table-row>
        <table:table-row>
          <table:table-cell table:style-name="表32.A2" office:value-type="float" office:value="2">
            <text:p text:style-name="P9">2</text:p>
          </table:table-cell>
          <table:table-cell table:style-name="表32.B2" office:value-type="string">
            <text:p text:style-name="P9">天気</text:p>
          </table:table-cell>
          <table:table-cell table:style-name="表32.C2" office:value-type="string">
            <text:p text:style-name="P10">晴れ。</text:p>
          </table:table-cell>
        </table:table-row>
        <table:table-row>
          <table:table-cell table:style-name="表32.A2" office:value-type="float" office:value="3">
            <text:p text:style-name="P9">3</text:p>
          </table:table-cell>
          <table:table-cell table:style-name="表32.B2" office:value-type="string">
            <text:p text:style-name="P9">最寄り</text:p>
          </table:table-cell>
          <table:table-cell table:style-name="表32.C2" office:value-type="string">
            <text:p text:style-name="P10">大口</text:p>
          </table:table-cell>
        </table:table-row>
        <table:table-row>
          <table:table-cell table:style-name="表32.B2" office:value-type="string">
            <text:p text:style-name="P9">3-2</text:p>
            <text:p text:style-name="P9"/>
          </table:table-cell>
          <table:table-cell table:style-name="表32.B2" office:value-type="string">
            <text:p text:style-name="P10">開始／終了時刻</text:p>
          </table:table-cell>
          <table:table-cell table:style-name="表32.C2" office:value-type="string">
            <text:list xml:id="list2762937967785160187" text:style-name="L1">
              <text:list-item>
                <text:p text:style-name="P18">開始　：９時過ぎ。１５分ぐらいか</text:p>
              </text:list-item>
              <text:list-item>
                <text:p text:style-name="P18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9">4</text:p>
          </table:table-cell>
          <table:table-cell table:style-name="表32.B2" office:value-type="string">
            <text:p text:style-name="P9">他職：ポンプ</text:p>
          </table:table-cell>
          <table:table-cell table:style-name="表32.C2" office:value-type="string">
            <text:list xml:id="list4126961355897375090" text:style-name="L2">
              <text:list-item>
                <text:p text:style-name="P19">「山雅」工業、か。「雅」が入っている。</text:p>
              </text:list-item>
              <text:list-item>
                <text:p text:style-name="P19">３名。親方さんらしき人、１７０尺。日に焼けている。</text:p>
              </text:list-item>
              <text:list-item>
                <text:p text:style-name="P19">もう一人、背は１７５ぐらい。痩せている。</text:p>
              </text:list-item>
              <text:list-item>
                <text:p text:style-name="P19">３人目、「ドーク」だったか、カタカナ。モンゴルか？腹が出ている。</text:p>
              </text:list-item>
              <text:list-item>
                <text:p text:style-name="P19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9">5</text:p>
          </table:table-cell>
          <table:table-cell table:style-name="表32.B2" office:value-type="string">
            <text:p text:style-name="P9">他職：土工さん</text:p>
          </table:table-cell>
          <table:table-cell table:style-name="表32.C2" office:value-type="string">
            <text:list xml:id="list604949379691389003" text:style-name="L3">
              <text:list-item>
                <text:p text:style-name="P20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9">6</text:p>
          </table:table-cell>
          <table:table-cell table:style-name="表32.B2" office:value-type="string">
            <text:p text:style-name="P9">他職：電気屋さんの相番の人</text:p>
          </table:table-cell>
          <table:table-cell table:style-name="表32.C2" office:value-type="string">
            <text:list xml:id="list6486596655288897017" text:style-name="L4">
              <text:list-item>
                <text:p text:style-name="P21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9">6--2</text:p>
          </table:table-cell>
          <table:table-cell table:style-name="表32.B2" office:value-type="string">
            <text:p text:style-name="P9">他職：<text:span text:style-name="T2">警備</text:span></text:p>
          </table:table-cell>
          <table:table-cell table:style-name="表32.C2" office:value-type="string">
            <text:list xml:id="list6096365944352736971" text:style-name="L5">
              <text:list-item>
                <text:p text:style-name="P22"/>
              </text:list-item>
            </text:list>
          </table:table-cell>
        </table:table-row>
        <table:table-row>
          <table:table-cell table:style-name="表32.B2" office:value-type="string">
            <text:p text:style-name="P9"/>
          </table:table-cell>
          <table:table-cell table:style-name="表32.B2" office:value-type="string">
            <text:p text:style-name="P9">他職：<text:span text:style-name="T2">土間屋さん</text:span></text:p>
          </table:table-cell>
          <table:table-cell table:style-name="表32.C2" office:value-type="string">
            <text:list xml:id="list4890424470916370674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32.B2" office:value-type="string">
            <text:p text:style-name="P9"/>
          </table:table-cell>
          <table:table-cell table:style-name="表32.B2" office:value-type="string">
            <text:p text:style-name="P9">他職：<text:span text:style-name="T2">大工さん</text:span></text:p>
          </table:table-cell>
          <table:table-cell table:style-name="表32.C2" office:value-type="string">
            <text:list xml:id="list6971602855029535734" text:style-name="L7">
              <text:list-item>
                <text:p text:style-name="P24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9">7</text:p>
          </table:table-cell>
          <table:table-cell table:style-name="表32.B2" office:value-type="string">
            <text:p text:style-name="P9">監督さん</text:p>
          </table:table-cell>
          <table:table-cell table:style-name="表32.C2" office:value-type="string">
            <text:list xml:id="list4511219522375911230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9">8</text:p>
          </table:table-cell>
          <table:table-cell table:style-name="表32.B2" office:value-type="string">
            <text:p text:style-name="P9">発注者の方</text:p>
          </table:table-cell>
          <table:table-cell table:style-name="表32.C2" office:value-type="string">
            <text:list xml:id="list1184893183546296635" text:style-name="L9">
              <text:list-item>
                <text:p text:style-name="P26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東和か<text:soft-page-break/>らの同僚</text:p>
          </table:table-cell>
          <table:table-cell table:style-name="表32.C2" office:value-type="string">
            <text:list xml:id="list9195270897098066387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9">9</text:p>
          </table:table-cell>
          <table:table-cell table:style-name="表32.B2" office:value-type="string">
            <text:p text:style-name="P9">現場見取り図</text:p>
          </table:table-cell>
          <table:table-cell table:style-name="表32.C2" office:value-type="string">
            <text:p text:style-name="P9"/>
          </table:table-cell>
        </table:table-row>
        <table:table-row>
          <table:table-cell table:style-name="表32.A2" office:value-type="float" office:value="10">
            <text:p text:style-name="P9">10</text:p>
          </table:table-cell>
          <table:table-cell table:style-name="表32.B2" office:value-type="string">
            <text:p text:style-name="P10">段取り</text:p>
          </table:table-cell>
          <table:table-cell table:style-name="表32.C2" office:value-type="string">
            <text:list xml:id="list8367489557841449325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行き帰りでの出来事、見聞</text:p>
          </table:table-cell>
          <table:table-cell table:style-name="表32.C2" office:value-type="string">
            <text:list xml:id="list8078775219172016109" text:style-name="L12">
              <text:list-item>
                <text:p text:style-name="P29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29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周囲の事物</text:p>
          </table:table-cell>
          <table:table-cell table:style-name="表32.C2" office:value-type="string">
            <text:list xml:id="list7177613779696463938" text:style-name="L13">
              <text:list-item>
                <text:p text:style-name="P30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9">11</text:p>
          </table:table-cell>
          <table:table-cell table:style-name="表32.B2" office:value-type="string">
            <text:p text:style-name="P10">その他</text:p>
          </table:table-cell>
          <table:table-cell table:style-name="表32.C2" office:value-type="string">
            <text:list xml:id="list2931118496886570153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9">12</text:p>
          </table:table-cell>
          <table:table-cell table:style-name="表32.B2" office:value-type="string">
            <text:p text:style-name="P10">やってもらったこと</text:p>
          </table:table-cell>
          <table:table-cell table:style-name="表32.C2" office:value-type="string">
            <text:list xml:id="list2051914125418231001" text:style-name="L15">
              <text:list-item>
                <text:p text:style-name="P32">橘の人に、サインをもらった。</text:p>
              </text:list-item>
              <text:list-item>
                <text:p text:style-name="P32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危険予知、危険感知</text:p>
          </table:table-cell>
          <table:table-cell table:style-name="表32.C2" office:value-type="string">
            <text:list xml:id="list2234879047324821929" text:style-name="L16">
              <text:list-item>
                <text:p text:style-name="P33">階段。まだコンクリを打つ前の部分。足を置く場所は、踏み板の先端。それより内側だと、踏み外すか。</text:p>
              </text:list-item>
              <text:list-item>
                <text:p text:style-name="P33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3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3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9">1</text:p>
          </table:table-cell>
          <table:table-cell table:style-name="表33.B1" office:value-type="string">
            <text:p text:style-name="P9">現場</text:p>
          </table:table-cell>
          <table:table-cell table:style-name="表33.C1" office:value-type="string">
            <text:p text:style-name="P10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9">2</text:p>
          </table:table-cell>
          <table:table-cell table:style-name="表33.B2" office:value-type="string">
            <text:p text:style-name="P9">天気</text:p>
          </table:table-cell>
          <table:table-cell table:style-name="表33.C2" office:value-type="string">
            <text:p text:style-name="P10">くもり。途中、雨がパラついた。</text:p>
          </table:table-cell>
        </table:table-row>
        <table:table-row>
          <table:table-cell table:style-name="表33.A2" office:value-type="float" office:value="3">
            <text:p text:style-name="P9">3</text:p>
          </table:table-cell>
          <table:table-cell table:style-name="表33.B2" office:value-type="string">
            <text:p text:style-name="P9">最寄り</text:p>
          </table:table-cell>
          <table:table-cell table:style-name="表33.C2" office:value-type="string">
            <text:p text:style-name="P10">日吉駅</text:p>
          </table:table-cell>
        </table:table-row>
        <table:table-row>
          <table:table-cell table:style-name="表33.B2" office:value-type="string">
            <text:p text:style-name="P9">3-2</text:p>
            <text:p text:style-name="P9"/>
          </table:table-cell>
          <table:table-cell table:style-name="表33.B2" office:value-type="string">
            <text:p text:style-name="P10">開始／終了時刻</text:p>
          </table:table-cell>
          <table:table-cell table:style-name="表33.C2" office:value-type="string">
            <text:list xml:id="list6029343435787707176" text:style-name="L17">
              <text:list-item>
                <text:p text:style-name="P34">開始　：　９時２０分ごろか</text:p>
              </text:list-item>
              <text:list-item>
                <text:p text:style-name="P34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9">4</text:p>
          </table:table-cell>
          <table:table-cell table:style-name="表33.B2" office:value-type="string">
            <text:p text:style-name="P9">他職：ポンプ</text:p>
          </table:table-cell>
          <table:table-cell table:style-name="表33.C2" office:value-type="string">
            <text:list xml:id="list5540613368038598460" text:style-name="L18">
              <text:list-item>
                <text:p text:style-name="P35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9">5</text:p>
          </table:table-cell>
          <table:table-cell table:style-name="表33.B2" office:value-type="string">
            <text:p text:style-name="P9">他職：土工さん</text:p>
          </table:table-cell>
          <table:table-cell table:style-name="表33.C2" office:value-type="string">
            <text:list xml:id="list5146003554855060334" text:style-name="L19">
              <text:list-item>
                <text:p text:style-name="P36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6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9">6</text:p>
          </table:table-cell>
          <table:table-cell table:style-name="表33.B2" office:value-type="string">
            <text:p text:style-name="P9">他職：電気屋さんの相番の人</text:p>
          </table:table-cell>
          <table:table-cell table:style-name="表33.C2" office:value-type="string">
            <text:list xml:id="list4433931981521992918" text:style-name="L20">
              <text:list-item>
                <text:p text:style-name="P37"/>
              </text:list-item>
            </text:list>
          </table:table-cell>
        </table:table-row>
        <table:table-row>
          <table:table-cell table:style-name="表33.B2" office:value-type="string">
            <text:p text:style-name="P9">6--2</text:p>
          </table:table-cell>
          <table:table-cell table:style-name="表33.B2" office:value-type="string">
            <text:p text:style-name="P9">他職：<text:span text:style-name="T2">警備</text:span></text:p>
          </table:table-cell>
          <table:table-cell table:style-name="表33.C2" office:value-type="string">
            <text:list xml:id="list6404095617517904050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33.B2" office:value-type="string">
            <text:p text:style-name="P9"/>
          </table:table-cell>
          <table:table-cell table:style-name="表33.B2" office:value-type="string">
            <text:p text:style-name="P9">他職：<text:span text:style-name="T2">土間屋さん</text:span></text:p>
          </table:table-cell>
          <table:table-cell table:style-name="表33.C2" office:value-type="string">
            <text:list xml:id="list3257075096951698671" text:style-name="L22">
              <text:list-item>
                <text:p text:style-name="P39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9"/>
          </table:table-cell>
          <table:table-cell table:style-name="表33.B2" office:value-type="string">
            <text:p text:style-name="P9">他職：<text:span text:style-name="T2">大工さん</text:span></text:p>
          </table:table-cell>
          <table:table-cell table:style-name="表33.C2" office:value-type="string">
            <text:list xml:id="list620822212364433673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9">7</text:p>
          </table:table-cell>
          <table:table-cell table:style-name="表33.B2" office:value-type="string">
            <text:p text:style-name="P9">監督さん</text:p>
          </table:table-cell>
          <table:table-cell table:style-name="表33.C2" office:value-type="string">
            <text:list xml:id="list3420513374853893800" text:style-name="L24">
              <text:list-item>
                <text:p text:style-name="P41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9">8</text:p>
          </table:table-cell>
          <table:table-cell table:style-name="表33.B2" office:value-type="string">
            <text:p text:style-name="P9">発注者の方</text:p>
          </table:table-cell>
          <table:table-cell table:style-name="表33.C2" office:value-type="string">
            <text:list xml:id="list8968758764323334566" text:style-name="L25">
              <text:list-item>
                <text:p text:style-name="P42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2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東和からの同僚</text:p>
          </table:table-cell>
          <table:table-cell table:style-name="表33.C2" office:value-type="string">
            <text:list xml:id="list1296249446016579260" text:style-name="L26">
              <text:list-item>
                <text:p text:style-name="P43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9">9</text:p>
          </table:table-cell>
          <table:table-cell table:style-name="表33.B2" office:value-type="string">
            <text:p text:style-name="P9">現場見取り図</text:p>
          </table:table-cell>
          <table:table-cell table:style-name="表33.C2" office:value-type="string">
            <text:p text:style-name="P9"/>
          </table:table-cell>
        </table:table-row>
        <table:table-row>
          <table:table-cell table:style-name="表33.A2" office:value-type="float" office:value="10">
            <text:p text:style-name="P9">10</text:p>
          </table:table-cell>
          <table:table-cell table:style-name="表33.B2" office:value-type="string">
            <text:p text:style-name="P10">段取り</text:p>
          </table:table-cell>
          <table:table-cell table:style-name="表33.C2" office:value-type="string">
            <text:list xml:id="list6483713918649660142" text:style-name="L27">
              <text:list-item>
                <text:p text:style-name="P44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行き帰りでの出来事、見聞</text:p>
          </table:table-cell>
          <table:table-cell table:style-name="表33.C2" office:value-type="string">
            <text:list xml:id="list8942765939133614061" text:style-name="L28">
              <text:list-item>
                <text:p text:style-name="P45"/>
              </text:list-item>
            </text:list>
          </table:table-cell>
        </table:table-row>
        <text:soft-page-break/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周囲の事物</text:p>
          </table:table-cell>
          <table:table-cell table:style-name="表33.C2" office:value-type="string">
            <text:list xml:id="list1285489497040962914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9">11</text:p>
          </table:table-cell>
          <table:table-cell table:style-name="表33.B2" office:value-type="string">
            <text:p text:style-name="P10">その他</text:p>
          </table:table-cell>
          <table:table-cell table:style-name="表33.C2" office:value-type="string">
            <text:list xml:id="list7306513807804052376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9">12</text:p>
          </table:table-cell>
          <table:table-cell table:style-name="表33.B2" office:value-type="string">
            <text:p text:style-name="P10">やってもらったこと</text:p>
          </table:table-cell>
          <table:table-cell table:style-name="表33.C2" office:value-type="string">
            <text:list xml:id="list7858823947084954690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危険予知、危険感知</text:p>
          </table:table-cell>
          <table:table-cell table:style-name="表33.C2" office:value-type="string">
            <text:list xml:id="list2469227458097273540" text:style-name="L32">
              <text:list-item>
                <text:p text:style-name="P49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3"/>
      <text:p text:style-name="P4">[/ XXXX] 20201205_154230</text:p>
      <text:p text:style-name="P13"/>
      <text:p text:style-name="P15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3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西神奈川１丁目計画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晴れ。雲あり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東神奈川（JR東）</text:p>
          </table:table-cell>
        </table:table-row>
        <table:table-row>
          <table:table-cell table:style-name="表1.B2" office:value-type="string">
            <text:p text:style-name="P9">3-2</text:p>
            <text:p text:style-name="P9"/>
          </table:table-cell>
          <table:table-cell table:style-name="表1.B2" office:value-type="string">
            <text:p text:style-name="P10">開始／終了時刻</text:p>
          </table:table-cell>
          <table:table-cell table:style-name="表1.C2" office:value-type="string">
            <text:list xml:id="list3212676218163492204" text:style-name="L33">
              <text:list-item>
                <text:p text:style-name="P50">開始　：　１０ぐらい</text:p>
              </text:list-item>
              <text:list-item>
                <text:p text:style-name="P50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7231563658604754962" text:style-name="L34">
              <text:list-item>
                <text:p text:style-name="P51">“kensho”。２人。一人は、ベトナムの人。若い。１７３ぐらいか。やせ型。</text:p>
              </text:list-item>
              <text:list-item>
                <text:p text:style-name="P51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425035090382816851" text:style-name="L35">
              <text:list-item>
                <text:p text:style-name="P52">“ability”。メットの文字には、アルファベットを使っている。</text:p>
              </text:list-item>
              <text:list-item>
                <text:p text:style-name="P52">親方さんだけが、日本人か。他はみな、ベトナム人。若い人たち。</text:p>
              </text:list-item>
              <text:list-item>
                <text:p text:style-name="P52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3296554987410501792" text:style-name="L36">
              <text:list-item>
                <text:p text:style-name="P53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53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oft-page-break/><text:span text:style-name="T2">警備</text:span></text:p>
          </table:table-cell>
          <table:table-cell table:style-name="表1.C2" office:value-type="string">
            <text:list xml:id="list6644718814997771538" text:style-name="L37">
              <text:list-item>
                <text:p text:style-name="P54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8355161804996798716" text:style-name="L38">
              <text:list-item>
                <text:p text:style-name="P55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3807982734224541113" text:style-name="L39">
              <text:list-item>
                <text:p text:style-name="P56">２人。６０ぐらいの人。もう一人は、４０前半か。１７０少し。指笛、できる。</text:p>
              </text:list-item>
              <text:list-item>
                <text:p text:style-name="P56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1036588225376849604" text:style-name="L40">
              <text:list-item>
                <text:p text:style-name="P57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6034368226910175761" text:style-name="L41">
              <text:list-item>
                <text:p text:style-name="P58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3021511941515272828" text:style-name="L42">
              <text:list-item>
                <text:p text:style-name="P5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5228951724058494985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5060032270300300122" text:style-name="L44">
              <text:list-item>
                <text:p text:style-name="P61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3052471100304762764" text:style-name="L45">
              <text:list-item>
                <text:p text:style-name="P62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7813430076876060283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9">12</text:p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7117723635320106269" text:style-name="L47">
              <text:list-item>
                <text:p text:style-name="P64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危険予知、危険感知</text:p>
          </table:table-cell>
          <table:table-cell table:style-name="表1.C2" office:value-type="string">
            <text:list xml:id="list3466121583334372194" text:style-name="L48">
              <text:list-item>
                <text:p text:style-name="P65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3"/>
      <text:p text:style-name="P4">[/ XXXX] 20201212_172435</text:p>
      <text:p text:style-name="P13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3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金沢区富岡東PJ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南部市場駅</text:p>
          </table:table-cell>
        </table:table-row>
        <table:table-row>
          <table:table-cell table:style-name="表2.B2" office:value-type="string">
            <text:p text:style-name="P9">3-2</text:p>
            <text:p text:style-name="P9"/>
          </table:table-cell>
          <table:table-cell table:style-name="表2.B2" office:value-type="string">
            <text:p text:style-name="P10">開始／終了時刻</text:p>
          </table:table-cell>
          <table:table-cell table:style-name="表2.C2" office:value-type="string">
            <text:list xml:id="list5251249028037958679" text:style-name="L49">
              <text:list-item>
                <text:p text:style-name="P66">開始　：　９時半ぐらい</text:p>
              </text:list-item>
              <text:list-item>
                <text:p text:style-name="P66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5032255430023933346" text:style-name="L50">
              <text:list-item>
                <text:p text:style-name="P67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5337718562632194720" text:style-name="L51">
              <text:list-item>
                <text:p text:style-name="P68">「エスアンドシー」。バイブ、３人。</text:p>
              </text:list-item>
              <text:list-item>
                <text:p text:style-name="P68">バイブの一人、４０前後か。若く見える。眉間に、縦ジワ。顔の皮ふ、アトピーのあと。</text:p>
              </text:list-item>
              <text:list-item>
                <text:p text:style-name="P68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68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相番の人</text:p>
          </table:table-cell>
          <table:table-cell table:style-name="表2.C2" office:value-type="string">
            <text:list xml:id="list552744754450359172" text:style-name="L52">
              <text:list-item>
                <text:p text:style-name="P69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7860251176025827019" text:style-name="L53">
              <text:list-item>
                <text:p text:style-name="P70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2108113355820352226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5886482075644968749" text:style-name="L55">
              <text:list-item>
                <text:p text:style-name="P7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4213230136871691024" text:style-name="L56">
              <text:list-item>
                <text:p text:style-name="P73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6455359727284086432" text:style-name="L57">
              <text:list-item>
                <text:p text:style-name="P74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5005468041956393595" text:style-name="L58">
              <text:list-item>
                <text:p text:style-name="P75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1021278762111425288" text:style-name="L59">
              <text:list-item>
                <text:p text:style-name="P76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4210762756786226275" text:style-name="L60">
              <text:list-item>
                <text:p text:style-name="P77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6886580699299923273" text:style-name="L61">
              <text:list-item>
                <text:p text:style-name="P78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4959689391738091032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9">12</text:p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9139508358426208025" text:style-name="L63">
              <text:list-item>
                <text:p text:style-name="P80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危険予知、危険感知</text:p>
          </table:table-cell>
          <table:table-cell table:style-name="表2.C2" office:value-type="string">
            <text:list xml:id="list2514513754821623195" text:style-name="L64">
              <text:list-item>
                <text:p text:style-name="P81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1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3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3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ガーラ横浜大口Ⅱ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晴れ。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大口</text:p>
          </table:table-cell>
        </table:table-row>
        <text:soft-page-break/>
        <table:table-row>
          <table:table-cell table:style-name="表3.B2" office:value-type="string">
            <text:p text:style-name="P9">3-2</text:p>
            <text:p text:style-name="P9"/>
          </table:table-cell>
          <table:table-cell table:style-name="表3.B2" office:value-type="string">
            <text:p text:style-name="P10">開始／終了時刻</text:p>
          </table:table-cell>
          <table:table-cell table:style-name="表3.C2" office:value-type="string">
            <text:list xml:id="list67482801546476444" text:style-name="L97">
              <text:list-item>
                <text:p text:style-name="P112">開始　：　９：１５ぐらい。遅くはなかった</text:p>
              </text:list-item>
              <text:list-item>
                <text:p text:style-name="P112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7689736751599999481" text:style-name="L65">
              <text:list-item>
                <text:p text:style-name="P82">「山雅産業」。会社の名前。３人。ともに、日本人か。若い人２人、５０後半ぐらいの人、一人。</text:p>
              </text:list-item>
              <text:list-item>
                <text:p text:style-name="P82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3656993131392470756" text:style-name="L66">
              <text:list-item>
                <text:p text:style-name="P83">バイブ２人。ともに、年配の人。１６５少し。小柄。</text:p>
              </text:list-item>
              <text:list-item>
                <text:p text:style-name="P83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電気屋さんの相番の人</text:p>
          </table:table-cell>
          <table:table-cell table:style-name="表3.C2" office:value-type="string">
            <text:list xml:id="list7923490484464688052" text:style-name="L67">
              <text:list-item>
                <text:p text:style-name="P84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4110205600049657936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5141434519927720149" text:style-name="L69">
              <text:list-item>
                <text:p text:style-name="P86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6382370527889176040" text:style-name="L70">
              <text:list-item>
                <text:p text:style-name="P87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2520299044417592145" text:style-name="L71">
              <text:list-item>
                <text:p text:style-name="P88">３人。所長、スラブ担当の人、そしてもう一人、男性、太った人。</text:p>
              </text:list-item>
              <text:list-item>
                <text:p text:style-name="P88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2379711792533301245" text:style-name="L72">
              <text:list-item>
                <text:p text:style-name="P89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4175775149958431160" text:style-name="L73">
              <text:list-item>
                <text:p text:style-name="P9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2513441283521305098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2104654456814319343" text:style-name="L75">
              <text:list-item>
                <text:p text:style-name="P92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4457147952319418538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5031285180017398979" text:style-name="L77">
              <text:list-item>
                <text:p text:style-name="P94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9">12</text:p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61608878357349539" text:style-name="L78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危険予知、危険感知</text:p>
          </table:table-cell>
          <table:table-cell table:style-name="表3.C2" office:value-type="string">
            <text:list xml:id="list3687283255540246480" text:style-name="L79">
              <text:list-item>
                <text:p text:style-name="P96"/>
              </text:list-item>
            </text:list>
          </table:table-cell>
        </table:table-row>
      </table:table>
      <text:p text:style-name="P13"/>
      <text:p text:style-name="P4">[/ XXXX] 20201226_161138</text:p>
      <text:p text:style-name="P5"/>
      <text:p text:style-name="P8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/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B2" office:value-type="string">
            <text:p text:style-name="P9">3-2</text:p>
            <text:p text:style-name="P9"/>
          </table:table-cell>
          <table:table-cell table:style-name="表4.B2" office:value-type="string">
            <text:p text:style-name="P10">開始／終了時刻</text:p>
          </table:table-cell>
          <table:table-cell table:style-name="表4.C2" office:value-type="string">
            <text:list xml:id="list36335013" text:continue-list="list6029343435787707176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6389162072551001257" text:style-name="L98">
              <text:list-item>
                <text:p text:style-name="P113"/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2828456385862618166" text:style-name="L99">
              <text:list-item>
                <text:p text:style-name="P114"/>
              </text:list-item>
            </text:list>
          </table:table-cell>
        </table:table-row>
        <text:soft-page-break/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6906380584952868770" text:style-name="L100">
              <text:list-item>
                <text:p text:style-name="P115"/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170346261521655458" text:style-name="L101">
              <text:list-item>
                <text:p text:style-name="P116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8427399083160689408" text:style-name="L102">
              <text:list-item>
                <text:p text:style-name="P117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186826206326763182" text:style-name="L103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5166315639433215643" text:style-name="L104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4142651395248649296" text:style-name="L105">
              <text:list-item>
                <text:p text:style-name="P120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5669617199290356851" text:style-name="L106">
              <text:list-item>
                <text:p text:style-name="P121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2772848693034259165" text:style-name="L107">
              <text:list-item>
                <text:p text:style-name="P122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3661394336115538433" text:style-name="L108">
              <text:list-item>
                <text:p text:style-name="P123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5196617060454606519" text:style-name="L109">
              <text:list-item>
                <text:p text:style-name="P124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1285361747020505279" text:style-name="L110">
              <text:list-item>
                <text:p text:style-name="P125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9">12</text:p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1583502915543459292" text:style-name="L111">
              <text:list-item>
                <text:p text:style-name="P126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危険予知、危険感知</text:p>
          </table:table-cell>
          <table:table-cell table:style-name="表4.C2" office:value-type="string">
            <text:list xml:id="list2638370991773675214" text:style-name="L112">
              <text:list-item>
                <text:p text:style-name="P127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1"><text:soft-page-break/></text:p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6326103" text:continue-list="list36335013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4465433374828447116" text:style-name="L80">
              <text:list-item>
                <text:p text:style-name="P9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875736644062631726" text:style-name="L81">
              <text:list-item>
                <text:p text:style-name="P9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7721446641365665509" text:style-name="L82">
              <text:list-item>
                <text:p text:style-name="P99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1845449286204700788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8358870264654085012" text:style-name="L84">
              <text:list-item>
                <text:p text:style-name="P101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8297633072107116610" text:style-name="L85">
              <text:list-item>
                <text:p text:style-name="P10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4296238996495148323" text:style-name="L86">
              <text:list-item>
                <text:p text:style-name="P10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7454790957154299579" text:style-name="L87">
              <text:list-item>
                <text:p text:style-name="P104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6162519891908097169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<text:soft-page-break/>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1624680626222437454" text:style-name="L89">
              <text:list-item>
                <text:p text:style-name="P10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4424433351141101035" text:style-name="L90">
              <text:list-item>
                <text:p text:style-name="P107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6494377090388135570" text:style-name="L91">
              <text:list-item>
                <text:p text:style-name="P10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8685572895834567261" text:style-name="L92">
              <text:list-item>
                <text:p text:style-name="P10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3556625666161872674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9065211084571124691" text:style-name="L94">
              <text:list-item>
                <text:p text:style-name="P11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8620853291527880234" text:style-name="L95">
        <text:list-item>
          <text:p text:style-name="P130">start apps</text:p>
          <text:list>
            <text:list-item>
              <text:p text:style-name="P130">doc (this)</text:p>
            </text:list-item>
            <text:list-item>
              <text:p text:style-name="P130">folder : C:\WORKS_2\WS\WS_Others.miscs\misc_files</text:p>
            </text:list-item>
            <text:list-item>
              <text:p text:style-name="P130">web page</text:p>
              <text:list>
                <text:list-item>
                  <text:p text:style-name="P13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5919186297648398551" text:style-name="L96">
        <text:list-item>
          <text:p text:style-name="P128">close</text:p>
          <text:list>
            <text:list-item>
              <text:p text:style-name="P128">image file</text:p>
            </text:list-item>
            <text:list-item>
              <text:p text:style-name="P128">browser : <text:soft-page-break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28">folder : C:\WORKS_2\WS\WS_Others.miscs\misc_files</text:p>
            </text:list-item>
            <text:list-item>
              <text:p text:style-name="P128">this</text:p>
            </text:list-item>
          </text:list>
        </text:list-item>
        <text:list-item>
          <text:p text:style-name="P12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1"/>
          </table:table-cell>
        </table:table-row>
        <table:table-row>
          <table:table-cell table:style-name="表276.A3" office:value-type="string">
            <text:p text:style-name="P11">e &amp;&amp; p</text:p>
          </table:table-cell>
        </table:table-row>
        <table:table-row>
          <table:table-cell table:style-name="表276.A3" office:value-type="string">
            <text:p text:style-name="P11"/>
          </table:table-cell>
        </table:table-row>
      </table:table>
      <text:list xml:id="list36354311" text:continue-numbering="true" text:style-name="L96">
        <text:list-item>
          <text:p text:style-name="P137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2-26T16:12:14.15</dc:date>
    <dc:creator>iwabuchi ken</dc:creator>
    <meta:editing-duration>P1DT6H13M11S</meta:editing-duration>
    <meta:editing-cycles>200</meta:editing-cycles>
    <meta:generator>OpenOffice/4.1.3$Win32 OpenOffice.org_project/413m1$Build-9783</meta:generator>
    <meta:document-statistic meta:table-count="8" meta:image-count="0" meta:object-count="0" meta:page-count="13" meta:paragraph-count="390" meta:word-count="5911" meta:character-count="7927"/>
  </office:meta>
</office:document-meta>
</file>